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576183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ffffff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ffffff" draw:marker-start-width="0.242cm" draw:marker-end-width="0.242cm" draw:fill="solid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ffffff" draw:marker-start="" draw:marker-start-width="0.242cm" draw:marker-end="" draw:marker-end-width="0.342cm" draw:fill="solid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.7cm"/>
      <style:paragraph-properties style:writing-mode="lr-tb"/>
    </style:style>
    <style:style style:name="P1" style:family="paragraph">
      <loext:graphic-properties draw:fill="solid" draw:fill-color="#576183"/>
    </style:style>
    <style:style style:name="P2" style:family="paragraph">
      <loext:graphic-properties draw:fill="none"/>
    </style:style>
    <style:style style:name="P3" style:family="paragraph">
      <loext:graphic-properties draw:fill="soli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Liberation Serif"/>
    </style:style>
    <style:style style:name="T1" style:family="text">
      <style:text-properties fo:color="#ffffff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cm" svg:y="0.2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2cm" svg:y1="0.2cm" svg:x2="1.2cm" svg:y2="2.2cm">
          <text:p/>
        </draw:line>
        <draw:line draw:style-name="gr4" draw:text-style-name="P3" draw:layer="layout" svg:x1="0.2cm" svg:y1="1.2cm" svg:x2="2.2cm" svg:y2="1.2cm">
          <text:p/>
        </draw:line>
        <draw:line draw:style-name="gr5" draw:text-style-name="P3" draw:layer="layout" svg:x1="0.5cm" svg:y1="0.5cm" svg:x2="1.9cm" svg:y2="1.9cm">
          <text:p/>
        </draw:line>
        <draw:line draw:style-name="gr5" draw:text-style-name="P3" draw:layer="layout" svg:x1="1.9cm" svg:y1="0.5cm" svg:x2="0.5cm" svg:y2="1.9cm">
          <text:p/>
        </draw:line>
        <draw:frame draw:style-name="gr6" draw:text-style-name="P4" draw:layer="layout" svg:width="2.2cm" svg:height="2.36cm" svg:x="2.399cm" svg:y="0.04cm">
          <draw:text-box>
            <text:p><text:span text:style-name="T1">Army</text:span></text:p>
            <text:p><text:span text:style-name="T1">Of</text:span></text:p>
            <text:p><text:span text:style-name="T1">Silesi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05T13:10:14.168128420</dc:date>
    <meta:editing-duration>PT14M1S</meta:editing-duration>
    <meta:editing-cycles>6</meta:editing-cycles>
    <meta:generator>LibreOffice/6.4.7.2$Linux_X86_64 LibreOffice_project/40$Build-2</meta:generator>
    <meta:document-statistic meta:object-count="7"/>
  </office:meta>
</office:document-meta>
</file>